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3A0000003A45E0DD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26cm" fo:min-width="1.4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2.143cm" svg:y="1.889cm">
          <text:p text:style-name="P1">Bock!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layout" svg:width="0.609cm" svg:height="0.609cm" svg:x="1.859cm" svg:y="1.712cm">
        <draw:image xlink:href="Pictures/100002010000003A0000003A45E0DDD3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4:56:37.023390152</meta:creation-date>
    <dc:date>2016-12-05T05:06:29.430378553</dc:date>
    <meta:editing-duration>PT9M53S</meta:editing-duration>
    <meta:editing-cycles>3</meta:editing-cycles>
    <meta:generator>LibreOffice/4.3.3.2$Linux_ARM_EABI LibreOffice_project/430m0$Build-2</meta:generator>
    <meta:document-statistic meta:object-count="2"/>
  </office:meta>
</office:document-meta>
</file>